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d45dba"/>
    </style:style>
    <style:style style:name="P5" style:family="paragraph" style:parent-style-name="Heading_20_2">
      <style:paragraph-properties fo:line-height="100%"/>
      <style:text-properties officeooo:rsid="05735d0c" officeooo:paragraph-rsid="060e4268"/>
    </style:style>
    <style:style style:name="P6" style:family="paragraph" style:parent-style-name="Heading_20_2">
      <style:text-properties officeooo:rsid="05735d0c" officeooo:paragraph-rsid="060f128b"/>
    </style:style>
    <style:style style:name="P7" style:family="paragraph" style:parent-style-name="Heading_20_2">
      <style:text-properties officeooo:rsid="05735d0c" officeooo:paragraph-rsid="0623ce0c"/>
    </style:style>
    <style:style style:name="P8" style:family="paragraph" style:parent-style-name="Text_20_body">
      <style:text-properties officeooo:rsid="05be395e" officeooo:paragraph-rsid="05ddbf9e"/>
    </style:style>
    <style:style style:name="P9" style:family="paragraph" style:parent-style-name="Text_20_body">
      <style:text-properties officeooo:rsid="0606e134" officeooo:paragraph-rsid="0606e134"/>
    </style:style>
    <style:style style:name="P10" style:family="paragraph" style:parent-style-name="Text_20_body">
      <style:paragraph-properties fo:line-height="100%"/>
      <style:text-properties officeooo:rsid="04af6545" officeooo:paragraph-rsid="05da9cad"/>
    </style:style>
    <style:style style:name="P11" style:family="paragraph" style:parent-style-name="Text_20_body">
      <style:text-properties officeooo:rsid="060e4268" officeooo:paragraph-rsid="060e4268"/>
    </style:style>
    <style:style style:name="P12" style:family="paragraph" style:parent-style-name="Text_20_body">
      <style:text-properties officeooo:rsid="060e4268" officeooo:paragraph-rsid="0610a6c6"/>
    </style:style>
    <style:style style:name="P13" style:family="paragraph" style:parent-style-name="Text_20_body">
      <style:text-properties officeooo:rsid="060f128b" officeooo:paragraph-rsid="060f128b"/>
    </style:style>
    <style:style style:name="P14" style:family="paragraph" style:parent-style-name="Text_20_body">
      <style:text-properties officeooo:rsid="05d80ef2" officeooo:paragraph-rsid="0614d153"/>
    </style:style>
    <style:style style:name="P15" style:family="paragraph" style:parent-style-name="Text_20_body">
      <style:text-properties officeooo:rsid="05d80ef2" officeooo:paragraph-rsid="06194351"/>
    </style:style>
    <style:style style:name="P16" style:family="paragraph" style:parent-style-name="Text_20_body">
      <style:text-properties officeooo:rsid="05d80ef2" officeooo:paragraph-rsid="05db0cb0"/>
    </style:style>
    <style:style style:name="P17" style:family="paragraph" style:parent-style-name="Text_20_body">
      <style:text-properties officeooo:rsid="05d7049a" officeooo:paragraph-rsid="05d7049a"/>
    </style:style>
    <style:style style:name="P18" style:family="paragraph" style:parent-style-name="Text_20_body">
      <style:text-properties officeooo:rsid="06151e6f" officeooo:paragraph-rsid="06151e6f"/>
    </style:style>
    <style:style style:name="P19" style:family="paragraph" style:parent-style-name="Text_20_body">
      <style:text-properties officeooo:paragraph-rsid="0625c719"/>
    </style:style>
    <style:style style:name="P20" style:family="paragraph" style:parent-style-name="Text_20_body">
      <style:text-properties officeooo:rsid="0625c719" officeooo:paragraph-rsid="0625c719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24" style:family="paragraph" style:parent-style-name="Text_20_body">
      <style:paragraph-properties fo:text-align="start" style:justify-single-word="false" style:writing-mode="lr-tb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5edf9e3"/>
    </style:style>
    <style:style style:name="P26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06e134" style:font-size-asian="12pt" style:font-name-complex="David CLM" style:font-size-complex="12pt"/>
    </style:style>
    <style:style style:name="P27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06e134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28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29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5be395e" officeooo:paragraph-rsid="05ddbf9e"/>
    </style:style>
    <style:style style:name="P30" style:family="paragraph" style:parent-style-name="Heading_20_1">
      <style:paragraph-properties fo:line-height="100%"/>
      <style:text-properties officeooo:rsid="05226f8d" officeooo:paragraph-rsid="04af6545"/>
    </style:style>
    <style:style style:name="P31" style:family="paragraph" style:parent-style-name="Text_20_body" style:list-style-name="L1">
      <style:text-properties officeooo:rsid="060f128b" officeooo:paragraph-rsid="060f128b"/>
    </style:style>
    <style:style style:name="P32" style:family="paragraph" style:parent-style-name="Text_20_body" style:list-style-name="L2">
      <style:paragraph-properties fo:text-align="start" style:justify-single-word="false" style:writing-mode="lr-tb"/>
      <style:text-properties officeooo:paragraph-rsid="06287576"/>
    </style:style>
    <style:style style:name="P33" style:family="paragraph" style:parent-style-name="Standard" style:list-style-name="L2">
      <style:paragraph-properties fo:text-align="start" style:justify-single-word="false" style:writing-mode="lr-tb"/>
      <style:text-properties officeooo:paragraph-rsid="06287576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be395e"/>
    </style:style>
    <style:style style:name="T4" style:family="text">
      <style:text-properties officeooo:rsid="0596ca4a"/>
    </style:style>
    <style:style style:name="T5" style:family="text">
      <style:text-properties officeooo:rsid="05db0cb0"/>
    </style:style>
    <style:style style:name="T6" style:family="text">
      <style:text-properties officeooo:rsid="05ddbf9e"/>
    </style:style>
    <style:style style:name="T7" style:family="text">
      <style:text-properties officeooo:rsid="05df579c"/>
    </style:style>
    <style:style style:name="T8" style:family="text">
      <style:text-properties officeooo:rsid="05e339e8"/>
    </style:style>
    <style:style style:name="T9" style:family="text">
      <style:text-properties officeooo:rsid="05e459a1"/>
    </style:style>
    <style:style style:name="T10" style:family="text">
      <style:text-properties officeooo:rsid="05e60424"/>
    </style:style>
    <style:style style:name="T11" style:family="text">
      <style:text-properties officeooo:rsid="05e81ee2"/>
    </style:style>
    <style:style style:name="T12" style:family="text">
      <style:text-properties officeooo:rsid="05ed6dcb"/>
    </style:style>
    <style:style style:name="T13" style:family="text">
      <style:text-properties officeooo:rsid="05eda19f"/>
    </style:style>
    <style:style style:name="T14" style:family="text">
      <style:text-properties officeooo:rsid="05edf9e3"/>
    </style:style>
    <style:style style:name="T15" style:family="text">
      <style:text-properties officeooo:rsid="05eed58a"/>
    </style:style>
    <style:style style:name="T16" style:family="text">
      <style:text-properties officeooo:rsid="05ff79ad"/>
    </style:style>
    <style:style style:name="T1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5edf9e3" style:font-style-asian="italic" style:font-style-complex="italic"/>
    </style:style>
    <style:style style:name="T22" style:family="text">
      <style:text-properties fo:font-style="italic" officeooo:rsid="05be395e" style:font-style-asian="italic" style:font-style-complex="italic"/>
    </style:style>
    <style:style style:name="T23" style:family="text">
      <style:text-properties officeooo:rsid="060f128b"/>
    </style:style>
    <style:style style:name="T24" style:family="text">
      <style:text-properties officeooo:rsid="0610a6c6"/>
    </style:style>
    <style:style style:name="T25" style:family="text">
      <style:text-properties officeooo:rsid="0611b8eb"/>
    </style:style>
    <style:style style:name="T26" style:family="text">
      <style:text-properties officeooo:rsid="0613b34e"/>
    </style:style>
    <style:style style:name="T27" style:family="text">
      <style:text-properties officeooo:rsid="06151e6f"/>
    </style:style>
    <style:style style:name="T28" style:family="text">
      <style:text-properties officeooo:rsid="0617083f"/>
    </style:style>
    <style:style style:name="T29" style:family="text">
      <style:text-properties officeooo:rsid="06188845"/>
    </style:style>
    <style:style style:name="T30" style:family="text">
      <style:text-properties officeooo:rsid="06194351"/>
    </style:style>
    <style:style style:name="T31" style:family="text">
      <style:text-properties officeooo:rsid="061b6495"/>
    </style:style>
    <style:style style:name="T32" style:family="text">
      <style:text-properties officeooo:rsid="061fe8c2"/>
    </style:style>
    <style:style style:name="T33" style:family="text">
      <style:text-properties officeooo:rsid="0621c7ae"/>
    </style:style>
    <style:style style:name="T34" style:family="text">
      <style:text-properties style:text-position="sub 58%"/>
    </style:style>
    <style:style style:name="T35" style:family="text">
      <style:text-properties officeooo:rsid="062227d4"/>
    </style:style>
    <style:style style:name="T36" style:family="text">
      <style:text-properties officeooo:rsid="0623ce0c"/>
    </style:style>
    <style:style style:name="T37" style:family="text">
      <style:text-properties style:font-name="David CLM" fo:font-size="12pt" style:font-size-asian="12pt" style:font-name-complex="David CLM" style:font-size-complex="12pt"/>
    </style:style>
    <style:style style:name="T38" style:family="text">
      <style:text-properties style:font-name="David CLM" fo:font-size="12pt" officeooo:rsid="04c501c7" style:font-size-asian="12pt" style:font-name-complex="David CLM" style:font-size-complex="12pt"/>
    </style:style>
    <style:style style:name="T39" style:family="text">
      <style:text-properties style:font-name="David CLM" fo:font-size="12pt" officeooo:rsid="04a3a115" style:font-size-asian="12pt" style:font-name-complex="David CLM" style:font-size-complex="12pt"/>
    </style:style>
    <style:style style:name="T40" style:family="text">
      <style:text-properties style:font-name="David CLM" fo:font-size="12pt" officeooo:rsid="04a4a5a4" style:font-size-asian="12pt" style:font-name-complex="David CLM" style:font-size-complex="12pt"/>
    </style:style>
    <style:style style:name="T41" style:family="text">
      <style:text-properties style:font-name="David CLM" fo:font-size="12pt" officeooo:rsid="04a7a32a" style:font-size-asian="12pt" style:font-name-complex="David CLM" style:font-size-complex="12pt"/>
    </style:style>
    <style:style style:name="T42" style:family="text">
      <style:text-properties style:font-name="David CLM" fo:font-size="12pt" officeooo:rsid="04a8848a" style:font-size-asian="12pt" style:font-name-complex="David CLM" style:font-size-complex="12pt"/>
    </style:style>
    <style:style style:name="T43" style:family="text">
      <style:text-properties style:font-name="David CLM" fo:font-size="12pt" officeooo:rsid="04a6b51a" style:font-size-asian="12pt" style:font-name-complex="David CLM" style:font-size-complex="12pt"/>
    </style:style>
    <style:style style:name="T44" style:family="text">
      <style:text-properties style:font-name="David CLM" fo:font-size="12pt" officeooo:rsid="04ad21c3" style:font-size-asian="12pt" style:font-name-complex="David CLM" style:font-size-complex="12pt"/>
    </style:style>
    <style:style style:name="T45" style:family="text">
      <style:text-properties style:font-name="David CLM" fo:font-size="12pt" officeooo:rsid="04e0a58e" style:font-size-asian="12pt" style:font-name-complex="David CLM" style:font-size-complex="12pt"/>
    </style:style>
    <style:style style:name="T46" style:family="text">
      <style:text-properties style:font-name="David CLM" fo:font-size="12pt" fo:language="en" fo:country="US" officeooo:rsid="04a3a115" style:font-size-asian="12pt" style:font-name-complex="David CLM" style:font-size-complex="12pt"/>
    </style:style>
    <style:style style:name="T47" style:family="text">
      <style:text-properties style:font-name="David CLM" fo:font-size="12pt" fo:font-weight="normal" officeooo:rsid="04a8848a" style:font-size-asian="12pt" style:font-weight-asian="normal" style:font-name-complex="David CLM" style:font-size-complex="12pt" style:font-weight-complex="normal"/>
    </style:style>
    <style:style style:name="T48" style:family="text">
      <style:text-properties style:font-name="David CLM" fo:font-size="12pt" fo:font-weight="normal" officeooo:rsid="04a910e2" style:font-size-asian="12pt" style:font-weight-asian="normal" style:font-name-complex="David CLM" style:font-size-complex="12pt" style:font-weight-complex="normal"/>
    </style:style>
    <style:style style:name="T49" style:family="text">
      <style:text-properties style:font-name="David CLM" fo:font-size="12pt" fo:font-weight="normal" officeooo:rsid="04aa3146" style:font-size-asian="12pt" style:font-weight-asian="normal" style:font-name-complex="David CLM" style:font-size-complex="12pt" style:font-weight-complex="normal"/>
    </style:style>
    <style:style style:name="T50" style:family="text">
      <style:text-properties style:font-name="David CLM" fo:font-size="12pt" fo:font-weight="bold" style:font-size-asian="12pt" style:font-name-complex="David CLM" style:font-size-complex="12pt"/>
    </style:style>
    <style:style style:name="T51" style:family="text">
      <style:text-properties officeooo:rsid="044d634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מטלה - חלוקת שכר-<text:span text:style-name="T16">דירה - טיוטה</text:span></text:h>
      <text:p text:style-name="P10">יש לענות על שאלה אחת לבחירתכם.</text:p>
      <text:p text:style-name="P5">שאלה <text:span text:style-name="T1">1: אלגוריתם חלופי לחלוקת שכר-דירה</text:span></text:p>
      <text:p text:style-name="P12">פתחו אלגוריתם חלופי לחלוקת חדרים ושכר-דירה בין שלושה שותפים.</text:p>
      <text:p text:style-name="P12"><text:span text:style-name="T24">בחרו </text:span><text:span text:style-name="T20">אחד </text:span>מהרעיונות הבאים (שהעליתם בהרצאה):</text:p>
      <text:p text:style-name="P11">א. התאמה של אלגוריתם Selfridge-Conway לחלוקת-עוגה ללא קנאה.</text:p>
      <text:p text:style-name="P11">ב. ביצוע מכרז על כל חדר.</text:p>
      <text:p text:style-name="P11">ג. מיקסום סכום המנות (ערך חלקי מחיר).</text:p>
      <text:p text:style-name="P13">ד. רעיון אחר כלשהו.</text:p>
      <text:p text:style-name="P11">יש להוכיח פורמלית שהאלגוריתם שלכם עובד. <text:s/>אם ניסיתם ונתקעתם – נסו כיוון אחר. אם שוב נתקעתם – נסו כיוון אחר. אם שוב נתקעתם - הסבירו בפירוט למה נתקעתם (למה הרעיון לא עובד).</text:p>
      <text:p text:style-name="P6">שאלה <text:span text:style-name="T23">2: בעיית תחנת המוניות</text:span></text:p>
      <text:p text:style-name="P13">בתחנת מוניות עובדים שלושה נהגים. כל נהג נמצא עכשיו במקום אחר. <text:s text:c="2"/>התחנה מקבלת בו-זמנית שלוש פניות מנוסעים הנמצאים במקומות שונים. התחנה צריכה להחליט איזה נהג לשלוח לאיזה נוסע. הנתונים:</text:p>
      <text:list xml:id="list1814858458" text:style-name="L1">
        <text:list-item>
          <text:p text:style-name="P31">המרחק בין נהג i לבין נוסע j הוא: d[i,j] (ק"מ).</text:p>
        </text:list-item>
        <text:list-item>
          <text:p text:style-name="P31">המרחק בין נוסע j לבין היעד שלו הוא x[j] (ק"מ).</text:p>
        </text:list-item>
        <text:list-item>
          <text:p text:style-name="P31">מחיר של דלק לקילומטר הוא p (ש"ח).</text:p>
        </text:list-item>
      </text:list>
      <text:p text:style-name="P13">כיתבו פקודה בשפת Mathematica (או שפה דומה) שתעזור לתחנה למצוא את ההשמה הזולה ביותר של נהגים לנוסעים.</text:p>
      <text:p text:style-name="P4">שאלה <text:span text:style-name="T25">3: מחיר אגליטרי</text:span></text:p>
      <text:p text:style-name="P17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<text:span text:style-name="T27">וקטור-המחירים </text:span>ה<text:span text:style-name="T2">אגליטרי </text:span>(egalitarian) היא <text:span text:style-name="T27">הוקטור שבו </text:span>התועלת הקטנה ביותר היא גדולה יותר <text:span text:style-name="T5">מכל שאר הוקטורים</text:span>.<text:span text:style-name="T5"> </text:span></text:p>
      <text:p text:style-name="P18">א. הדגימו את המושג "<text:span text:style-name="T28">וקטור-מחירים אגליטרי</text:span>" על בעיית שכר-דירה עם <text:span text:style-name="T29">שני</text:span> חדרים <text:span text:style-name="T29">ושני דיירים</text:span>: <text:span text:style-name="T28">המציאו ערכים, מיצאו את ההשמה הממקסמת את סכום הערכים, והראו שני וקטורי-מחירים – אחד אגליטרי ואחד לא אגליטרי.</text:span></text:p>
      <text:p text:style-name="P14"><text:span text:style-name="T28">ב</text:span>. <text:span text:style-name="T5">תנו דוגמה </text:span>עם שלושה חדרים ושלושה דיירים, שב<text:span text:style-name="T26">ה</text:span> <text:span text:style-name="T30">בוקטור-המחירים האגליטרי </text:span>יש קנאה.<text:span text:style-name="T5"> </text:span></text:p>
      <text:p text:style-name="P15"><text:span text:style-name="T28">ג</text:span>. <text:span text:style-name="T5">תנו דוגמה </text:span>עם שלושה חדרים ושלושה דיירים, שב<text:span text:style-name="T26">ה</text:span> <text:span text:style-name="T30">בוקטור-המחירים האגליטרי אין </text:span>קנאה.<text:span text:style-name="T5"> </text:span></text:p>
      <text:p text:style-name="P16"/>
      <text:p text:style-name="Heading_20_2"><text:soft-page-break/>שאלה <text:span text:style-name="T31">4</text:span>: סכום מחירים מקסימלי</text:p>
      <text:p text:style-name="P9">נניח שמצאנו השמה <text:span text:style-name="T32">ה</text:span>ממקסמת את סכום הערכים, ואנחנו רוצים למצוא מחיר לכל חדר. במקום למצוא וקטור-מחירים עם סכום מינימלי, אפשר לנסות למצוא וקטור-מחירים עם סכום מקסימלי:</text:p>
      <text:p text:style-name="P24">Maximize <text:s text:c="3"/><text:span text:style-name="T33">Su</text:span>m<text:span text:style-name="T34">i</text:span> p[i]</text:p>
      <text:p text:style-name="P24">Such that <text:s text:c="2"/>For all i, j: w[d[i], i] - p[i] ≥ w[d[i], j] - p[j]</text:p>
      <text:p text:style-name="P26"><text:span text:style-name="T18">א</text:span><text:span text:style-name="T17">. מה הבעיה בתוכנית זו? (</text:span><text:span text:style-name="T19">אפשר לפתור סעיף זה בשתי דרכים: </text:span><text:span text:style-name="T17">להריץ ב Mathematica </text:span><text:span text:style-name="T19">ולראות </text:span><text:span text:style-name="T17">איזו הודעת שגיאה-מתקבלת</text:span><text:span text:style-name="T19">, או לנסות לפתור את הבעיה ידנית במקרים פרטיים ולזהות את הבעיה</text:span><text:span text:style-name="T17">).</text:span></text:p>
      <text:p text:style-name="P27">ב. איזה אילוץ אפשר להוסיף לתוכנית, כך שיתקבל פתרון הגיוני?</text:p>
      <text:p text:style-name="P7">שאלה <text:span text:style-name="T35">5: חלוקת שכר-דירה – אלגוריתם spliddit<text:tab/></text:span></text:p>
      <text:p text:style-name="P19">בעזרת אתר spliddit, <text:span text:style-name="T36">חפשו בעיות חלוקת שכר-דירה עם שלושה שותפים ושכר-דירה חיובי, עם התכונות הבאות:</text:span></text:p>
      <text:p text:style-name="P20">א. כל השותפים משלמים בדיוק שליש משכר-הדירה;</text:p>
      <text:p text:style-name="P20">ב. שותף אחד משלם אפס, ושני השותפים האחרים משלמים בדיוק חצי משכר-הדירה;</text:p>
      <text:p text:style-name="P20">ג. שני שותפים משלמים אפס, והשותף השלישי משלם את כל שכר-הדירה;</text:p>
      <text:p text:style-name="P20">ד. אחד השותפים משלם מחיר שלילי.</text:p>
      <text:p text:style-name="P3">שאלה <text:span text:style-name="T36">6: תיכנות - חלוקת שכר-דירה ללא קנאה</text:span></text:p>
      <text:p text:style-name="P8">רוצים לחלק <text:span text:style-name="T10">n </text:span>חדרים <text:span text:style-name="T10">ל-n </text:span>דיירים<text:span text:style-name="T15">. </text:span><text:s/>כל דייר<text:span text:style-name="T4"> מיוצג ע"י המחלקה הבאה:</text:span></text:p>
      <text:p text:style-name="P23">class Agent {</text:p>
      <text:p text:style-name="P23"><text:span text:style-name="T7"><text:tab/>int bestRoom</text:span>(<text:span text:style-name="T11">int[] prices</text:span>); <text:s/></text:p>
      <text:p text:style-name="P23"><text:s text:c="5"/>// INPUT: <text:s text:c="2"/><text:span text:style-name="T6">the prices of the n rooms, in shekels.</text:span></text:p>
      <text:p text:style-name="P23"><text:s text:c="5"/>// OUTPUT: <text:s/><text:span text:style-name="T6">the index of a room that the agent most prefers in these prices. Index is between 0 and n-1.</text:span></text:p>
      <text:p text:style-name="P23">}<text:span text:style-name="T8">;</text:span></text:p>
      <text:p text:style-name="P21">כיתבו בשפה לבחירתכם<text:span text:style-name="T9">, או בפסאודו-קוד, אלגוריתם המקבל כקלט n שחקנים ואת מחיר הדירה הכולל בשקלים, ומוצא השמת-חדרים ללא קנאה עד כדי שקל אחד. <text:s/>אם זה מקל עליכם - אפשר להניח ש n=3. </text:span></text:p>
      <text:p text:style-name="P22">כותרת הפונקציה:</text:p>
      <text:p text:style-name="P23">void <text:span text:style-name="T3">findEnvyFreeAssignment</text:span>(Agent[] agents<text:span text:style-name="T12">, int totalRent</text:span>)</text:p>
      <text:p text:style-name="P29">פלט לדוגמה:</text:p>
      <text:p text:style-name="P28"><text:span text:style-name="T13">A</text:span>gent 0 receives room 2<text:span text:style-name="T14"> for 163 shekels.</text:span></text:p>
      <text:p text:style-name="P28"><text:span text:style-name="T14">A</text:span>gent 1 receives room 1<text:span text:style-name="T14"> for 274 shekels.</text:span></text:p>
      <text:p text:style-name="P25"><text:span text:style-name="T21">A</text:span><text:span text:style-name="T22">gent 2 receives room 0</text:span><text:span text:style-name="T21"> for 343 sheke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4T20:03:38.429058326</dc:date>
    <meta:editing-duration>P11DT4H59M41S</meta:editing-duration>
    <meta:editing-cycles>1399</meta:editing-cycles>
    <dc:creator>Erel Segal-Halevi</dc:creator>
    <meta:document-statistic meta:table-count="0" meta:image-count="0" meta:object-count="0" meta:page-count="2" meta:paragraph-count="49" meta:word-count="559" meta:character-count="3182" meta:non-whitespace-character-count="2638"/>
  </office:meta>
</office:document-meta>
</file>